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TE1C28908t00" svg:font-family="TTE1C28908t00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/>
    </style:style>
    <style:style style:name="P2" style:family="paragraph" style:parent-style-name="Standard">
      <style:paragraph-properties fo:text-align="justify" style:justify-single-word="false"/>
      <style:text-properties style:font-name="Calibri"/>
    </style:style>
    <style:style style:name="P3" style:family="paragraph" style:parent-style-name="Standard" style:list-style-name="L2">
      <style:paragraph-properties fo:text-align="justify" style:justify-single-word="false"/>
      <style:text-properties style:font-name="Calibri"/>
    </style:style>
    <style:style style:name="P4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1">
      <style:paragraph-properties fo:margin-left="0cm" fo:margin-right="0cm" fo:margin-top="0cm" fo:margin-bottom="0cm" fo:text-align="start" style:justify-single-word="false" fo:text-indent="0cm" style:auto-text-indent="false" style:text-autospace="none">
        <style:tab-stops/>
      </style:paragraph-properties>
      <style:text-properties fo:color="#000000" style:font-name="Calibri" fo:font-size="12pt" fo:font-style="normal" style:text-underline-style="none" fo:font-weight="normal" style:font-name-asian="TTE1C28908t00" style:font-size-asian="12pt" style:font-style-asian="normal" style:font-weight-asian="normal" style:font-name-complex="TTE1C28908t00" style:font-size-complex="12pt" style:font-style-complex="normal" style:font-weight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Calibri"/>
    </style:style>
    <style:style style:name="T1" style:family="text">
      <style:text-properties fo:color="#000000"/>
    </style:style>
    <style:style style:name="T2" style:family="text">
      <style:text-properties fo:font-size="12pt"/>
    </style:style>
    <style:style style:name="T3" style:family="text">
      <style:text-properties fo:font-style="normal"/>
    </style:style>
    <style:style style:name="T4" style:family="text">
      <style:text-properties style:text-underline-style="none"/>
    </style:style>
    <style:style style:name="T5" style:family="text">
      <style:text-properties fo:font-weight="normal"/>
    </style:style>
    <style:style style:name="T6" style:family="text">
      <style:text-properties style:font-name-asian="TTE1C28908t00"/>
    </style:style>
    <style:style style:name="T7" style:family="text">
      <style:text-properties style:font-size-asian="12pt"/>
    </style:style>
    <style:style style:name="T8" style:family="text">
      <style:text-properties style:font-style-asian="normal"/>
    </style:style>
    <style:style style:name="T9" style:family="text">
      <style:text-properties style:font-weight-asian="normal"/>
    </style:style>
    <style:style style:name="T10" style:family="text">
      <style:text-properties style:font-name-complex="TTE1C28908t00"/>
    </style:style>
    <style:style style:name="T11" style:family="text">
      <style:text-properties style:font-size-complex="12pt"/>
    </style:style>
    <style:style style:name="T12" style:family="text">
      <style:text-properties style:font-style-complex="normal"/>
    </style:style>
    <style:style style:name="T13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Lors de sa dernière séance, le Conseil Municipal :</text:p>
      <text:p text:style-name="P1"/>
      <text:list xml:id="list34620363" text:style-name="L2">
        <text:list-item>
          <text:p text:style-name="P3">a adopté les comptes administratifs et de gestion 2010 de la Commune et du service Assainissement</text:p>
        </text:list-item>
        <text:list-item>
          <text:p text:style-name="P3">a accepté d'intégrer les bien mobiliers et immobiliers de l'Association Foncière dans le domaine privé communal lorsque celle-ci sera dissoute</text:p>
        </text:list-item>
        <text:list-item>
          <text:p text:style-name="P3">a adopté le projet de territoire dans le cadre de la fusion des communautés de communes des Deux Rives et de Val d'Amboise</text:p>
        </text:list-item>
        <text:list-item>
          <text:p text:style-name="P3">a accepté le projet de travaux d'isolation acoustique et thermique de la salle des fêtes</text:p>
        </text:list-item>
        <text:list-item>
          <text:p text:style-name="P3">a décidé de procéder au changement des chaudières aux trois logements sociaux communaux</text:p>
        </text:list-item>
        <text:list-item>
          <text:p text:style-name="P3">a délibéré pour la rétrocession de deux parcelles supplémentaires du lotissement Antoinette de Maignelais</text:p>
        </text:list-item>
        <text:list-item>
          <text:p text:style-name="P3">a décidé de rejoindre le groupement de commande pour les produits phytosanitaires avec la communauté de communes du Cher à la Loire</text:p>
        </text:list-item>
        <text:list-item>
          <text:p text:style-name="P3">a décidé de rejoindre le groupement de commande pour les équipements de protection individuelle avec la communauté de communes du Cher à la Loire</text:p>
        </text:list-item>
        <text:list-item>
          <text:p text:style-name="P3">a accepté de revendre les équipements d'impression et de photocopie récemment remplacés au secrétariat de mairie</text:p>
        </text:list-item>
      </text:list>
      <text:p text:style-name="P1"/>
      <text:p text:style-name="P1"/>
      <text:p text:style-name="P4">LA PROCHAINE SEANCE DE CONSEIL SE DEROULERA LE VENDREDI 15 AVRIL 2011 A 19H00 SALLE DE LA MAIRIE.</text:p>
      <text:list xml:id="list34602703" text:style-name="L1">
        <text:list-item>
          <text:list>
            <text:list-header>
              <text:p text:style-name="P5"/>
              <text:p text:style-name="P5"/>
            </text:list-header>
          </text:list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TE1C28908t00" svg:font-family="TTE1C28908t00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MPTE-RENDU</dc:title>
    <meta:initial-creator>MAIRIE DE MONTREUIL</meta:initial-creator>
    <meta:creation-date>2008-05-19T15:17:00</meta:creation-date>
    <dc:creator>Isabelle Derouet</dc:creator>
    <dc:date>2011-04-11T14:55:38.01</dc:date>
    <meta:print-date>2010-11-19T15:23:22.78</meta:print-date>
    <meta:editing-cycles>12</meta:editing-cycles>
    <meta:editing-duration>PT01H32M26S</meta:editing-duration>
    <meta:generator>OpenOffice.org/3.2$Win32 OpenOffice.org_project/320m18$Build-9502</meta:generator>
    <meta:printed-by>Isabelle Derouet</meta:printed-by>
    <meta:document-statistic meta:table-count="0" meta:image-count="0" meta:object-count="0" meta:page-count="1" meta:paragraph-count="11" meta:word-count="199" meta:character-count="1185"/>
  </office:meta>
</office:document-meta>
</file>